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1.25mm"/>
    </style:style>
    <style:style style:name="co3" style:family="table-column">
      <style:table-column-properties fo:break-before="auto" style:column-width="22.54mm"/>
    </style:style>
    <style:style style:name="co4" style:family="table-column">
      <style:table-column-properties fo:break-before="auto" style:column-width="20.25mm"/>
    </style:style>
    <style:style style:name="co5" style:family="table-column">
      <style:table-column-properties fo:break-before="auto" style:column-width="18.93mm"/>
    </style:style>
    <style:style style:name="co6" style:family="table-column">
      <style:table-column-properties fo:break-before="auto" style:column-width="23.85mm"/>
    </style:style>
    <style:style style:name="co7" style:family="table-column">
      <style:table-column-properties fo:break-before="auto" style:column-width="22.21mm"/>
    </style:style>
    <style:style style:name="co8" style:family="table-column">
      <style:table-column-properties fo:break-before="auto" style:column-width="28.73mm"/>
    </style:style>
    <style:style style:name="co9" style:family="table-column">
      <style:table-column-properties fo:break-before="auto" style:column-width="48.67mm"/>
    </style:style>
    <style:style style:name="co10" style:family="table-column">
      <style:table-column-properties fo:break-before="auto" style:column-width="31.66mm"/>
    </style:style>
    <style:style style:name="co11" style:family="table-column">
      <style:table-column-properties fo:break-before="auto" style:column-width="10.11mm"/>
    </style:style>
    <style:style style:name="co12" style:family="table-column">
      <style:table-column-properties fo:break-before="auto" style:column-width="18.2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VendaCarros">
      <style:table-properties table:display="true" style:writing-mode="lr-tb"/>
    </style:style>
    <style:style style:name="ce1" style:family="table-cell" style:parent-style-name="Default" style:data-style-name="N111">
      <style:table-cell-properties fo:border-bottom="0.74pt solid #000000" fo:background-color="#bfbfb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11">
      <style:table-cell-properties style:rotation-align="none"/>
    </style:style>
    <style:style style:name="ce3" style:family="table-cell" style:parent-style-name="Default">
      <style:table-cell-properties fo:border-bottom="0.74pt solid #000000" fo:background-color="#bfbfb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ndaCarr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2" table:default-cell-style-name="ce4"/>
        <table:table-row table:style-name="ro1">
          <table:table-cell table:style-name="ce1" office:value-type="string" calcext:value-type="string">
            <text:p>DataNotaFiscal</text:p>
          </table:table-cell>
          <table:table-cell table:style-name="ce3" office:value-type="string" calcext:value-type="string">
            <text:p>Fabricante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ValorVenda</text:p>
          </table:table-cell>
          <table:table-cell table:style-name="ce3" office:value-type="string" calcext:value-type="string">
            <text:p>ValorCusto</text:p>
          </table:table-cell>
          <table:table-cell table:style-name="ce3" office:value-type="string" calcext:value-type="string">
            <text:p>TotalDesconto</text:p>
          </table:table-cell>
          <table:table-cell table:style-name="ce3" office:value-type="string" calcext:value-type="string">
            <text:p>CustoEntrega</text:p>
          </table:table-cell>
          <table:table-cell table:style-name="ce3" office:value-type="string" calcext:value-type="string">
            <text:p>CustoMaoDeObra</text:p>
          </table:table-cell>
          <table:table-cell table:style-name="ce3" office:value-type="string" calcext:value-type="string">
            <text:p>NomeCliente</text:p>
          </table:table-cell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Ano</text:p>
          </table:table-cell>
          <table:table-cell table:number-columns-repeated="1012"/>
        </table:table-row>
        <table:table-row table:style-name="ro1">
          <table:table-cell office:value-type="date" office:date-value="2012-10-04" calcext:value-type="date">
            <text:p>04/10/2012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5000" calcext:value-type="float">
            <text:p>9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melho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1-01" calcext:value-type="date">
            <text:p>01/01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20000" calcext:value-type="float">
            <text:p>12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2-02" calcext:value-type="date">
            <text:p>02/02/2012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88000" calcext:value-type="float">
            <text:p>88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3-03" calcext:value-type="date">
            <text:p>03/03/2012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89000" calcext:value-type="float">
            <text:p>89000</text:p>
          </table:table-cell>
          <table:table-cell office:value-type="float" office:value="88000" calcext:value-type="float">
            <text:p>88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4-04" calcext:value-type="date">
            <text:p>04/04/2012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2000" calcext:value-type="float">
            <text:p>920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5-04" calcext:value-type="date">
            <text:p>04/05/2012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02500" calcext:value-type="float">
            <text:p>1025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6-04" calcext:value-type="date">
            <text:p>04/06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56000" calcext:value-type="float">
            <text:p>56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Púrpur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7-04" calcext:value-type="date">
            <text:p>04/07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125000" calcext:value-type="float">
            <text:p>125000</text:p>
          </table:table-cell>
          <table:table-cell office:value-type="float" office:value="23500" calcext:value-type="float">
            <text:p>235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Vermelho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8-04" calcext:value-type="date">
            <text:p>04/08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9-04" calcext:value-type="date">
            <text:p>04/09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75000" calcext:value-type="float">
            <text:p>750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9-04" calcext:value-type="date">
            <text:p>04/09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68500" calcext:value-type="float">
            <text:p>68500</text:p>
          </table:table-cell>
          <table:table-cell office:value-type="float" office:value="99000" calcext:value-type="float">
            <text:p>99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11-04" calcext:value-type="date">
            <text:p>04/11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95000" calcext:value-type="float">
            <text:p>95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11-04" calcext:value-type="date">
            <text:p>04/11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55000" calcext:value-type="float">
            <text:p>155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12-04" calcext:value-type="date">
            <text:p>04/12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95000" calcext:value-type="float">
            <text:p>95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0" calcext:value-type="float">
            <text:p>15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Preto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12-04" calcext:value-type="date">
            <text:p>04/12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Zagato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130000" calcext:value-type="float">
            <text:p>13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Wraith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75890" calcext:value-type="float">
            <text:p>75890</text:p>
          </table:table-cell>
          <table:table-cell office:value-type="float" office:value="950" calcext:value-type="float">
            <text:p>950</text:p>
          </table:table-cell>
          <table:table-cell office:value-type="float" office:value="1750" calcext:value-type="float">
            <text:p>175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Prata Shadow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Prata Seraph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02500" calcext:value-type="float">
            <text:p>102500</text:p>
          </table:table-cell>
          <table:table-cell office:value-type="float" office:value="62000" calcext:value-type="float">
            <text:p>62000</text:p>
          </table:table-cell>
          <table:table-cell office:value-type="float" office:value="1750" calcext:value-type="float">
            <text:p>175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Prata Shadow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Prata Seraph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75890" calcext:value-type="float">
            <text:p>75890</text:p>
          </table:table-cell>
          <table:table-cell office:value-type="float" office:value="750" calcext:value-type="float">
            <text:p>750</text:p>
          </table:table-cell>
          <table:table-cell office:value-type="float" office:value="1750" calcext:value-type="float">
            <text:p>175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75890" calcext:value-type="float">
            <text:p>75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02500" calcext:value-type="float">
            <text:p>102500</text:p>
          </table:table-cell>
          <table:table-cell office:value-type="float" office:value="75890" calcext:value-type="float">
            <text:p>7589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62000" calcext:value-type="float">
            <text:p>62000</text:p>
          </table:table-cell>
          <table:table-cell office:value-type="float" office:value="750" calcext:value-type="float">
            <text:p>750</text:p>
          </table:table-cell>
          <table:table-cell office:value-type="float" office:value="450" calcext:value-type="float">
            <text:p>4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24500" calcext:value-type="float">
            <text:p>124500</text:p>
          </table:table-cell>
          <table:table-cell office:value-type="float" office:value="62000" calcext:value-type="float">
            <text:p>62000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50" calcext:value-type="float">
            <text:p>1250</text:p>
          </table:table-cell>
          <table:table-cell office:value-type="float" office:value="450" calcext:value-type="float">
            <text:p>45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2-01-01" calcext:value-type="date">
            <text:p>01/01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2-01" calcext:value-type="date">
            <text:p>01/02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5000" calcext:value-type="float">
            <text:p>45000</text:p>
          </table:table-cell>
          <table:table-cell office:value-type="float" office:value="37500" calcext:value-type="float">
            <text:p>375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3-01" calcext:value-type="date">
            <text:p>01/03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eto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4-01" calcext:value-type="date">
            <text:p>01/04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Minas Gerais</text:p>
          </table:table-cell>
          <table:table-cell office:value-type="float" office:value="44000" calcext:value-type="float">
            <text:p>44000</text:p>
          </table:table-cell>
          <table:table-cell office:value-type="float" office:value="37500" calcext:value-type="float">
            <text:p>375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5-01" calcext:value-type="date">
            <text:p>01/05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6-01" calcext:value-type="date">
            <text:p>01/06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7-01" calcext:value-type="date">
            <text:p>01/07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8-01" calcext:value-type="date">
            <text:p>01/08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9-01" calcext:value-type="date">
            <text:p>01/09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750" calcext:value-type="float">
            <text:p>750</text:p>
          </table:table-cell>
          <table:table-cell office:value-type="float" office:value="1750" calcext:value-type="float">
            <text:p>1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10-01" calcext:value-type="date">
            <text:p>01/10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44000" calcext:value-type="float">
            <text:p>44000</text:p>
          </table:table-cell>
          <table:table-cell office:value-type="float" office:value="37500" calcext:value-type="float">
            <text:p>37500</text:p>
          </table:table-cell>
          <table:table-cell office:value-type="float" office:value="750" calcext:value-type="float">
            <text:p>750</text:p>
          </table:table-cell>
          <table:table-cell office:value-type="float" office:value="1750" calcext:value-type="float">
            <text:p>1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11-01" calcext:value-type="date">
            <text:p>01/11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12-01" calcext:value-type="date">
            <text:p>01/12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12500" calcext:value-type="float">
            <text:p>125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Minas Gerais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2-01-01" calcext:value-type="date">
            <text:p>01/01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2-01" calcext:value-type="date">
            <text:p>01/02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700" calcext:value-type="float">
            <text:p>257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Arnage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3-01" calcext:value-type="date">
            <text:p>01/03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700" calcext:value-type="float">
            <text:p>257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Vermelho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4-01" calcext:value-type="date">
            <text:p>01/04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office:value-type="float" office:value="750" calcext:value-type="float">
            <text:p>750</text:p>
          </table:table-cell>
          <table:table-cell office:value-type="float" office:value="775" calcext:value-type="float">
            <text:p>7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5-01" calcext:value-type="date">
            <text:p>01/05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750" calcext:value-type="float">
            <text:p>750</text:p>
          </table:table-cell>
          <table:table-cell office:value-type="float" office:value="775" calcext:value-type="float">
            <text:p>7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6-01" calcext:value-type="date">
            <text:p>01/06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7-01" calcext:value-type="date">
            <text:p>01/07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8-01" calcext:value-type="date">
            <text:p>01/08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Espírito Sant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Preto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09-01" calcext:value-type="date">
            <text:p>01/09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10-01" calcext:value-type="date">
            <text:p>01/10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110000" calcext:value-type="float">
            <text:p>110000</text:p>
          </table:table-cell>
          <table:table-cell office:value-type="float" office:value="62000" calcext:value-type="float">
            <text:p>62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11-01" calcext:value-type="date">
            <text:p>01/11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2000" calcext:value-type="float">
            <text:p>620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2-12-01" calcext:value-type="date">
            <text:p>01/12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2000" calcext:value-type="float">
            <text:p>620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  <table:table-cell table:number-columns-repeated="1012"/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62000" calcext:value-type="float">
            <text:p>620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39500" calcext:value-type="float">
            <text:p>39500</text:p>
          </table:table-cell>
          <table:table-cell office:value-type="float" office:value="62000" calcext:value-type="float">
            <text:p>62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62000" calcext:value-type="float">
            <text:p>620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39500" calcext:value-type="float">
            <text:p>395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50" calcext:value-type="float">
            <text:p>125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700" calcext:value-type="float">
            <text:p>25700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700" calcext:value-type="float">
            <text:p>25700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Paraná</text:p>
          </table:table-cell>
          <table:table-cell office:value-type="float" office:value="29750" calcext:value-type="float">
            <text:p>297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Bahia</text:p>
          </table:table-cell>
          <table:table-cell office:value-type="float" office:value="41250" calcext:value-type="float">
            <text:p>412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z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Paraná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Bahia</text:p>
          </table:table-cell>
          <table:table-cell office:value-type="float" office:value="29750" calcext:value-type="float">
            <text:p>297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z</text:p>
          </table:table-cell>
          <table:table-cell office:value-type="string" calcext:value-type="string">
            <text:p>Cerbera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120000" calcext:value-type="float">
            <text:p>12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29750" calcext:value-type="float">
            <text:p>297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Minas Gerais</text:p>
          </table:table-cell>
          <table:table-cell office:value-type="float" office:value="29750" calcext:value-type="float">
            <text:p>297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Cerbera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41250" calcext:value-type="float">
            <text:p>412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29750" calcext:value-type="float">
            <text:p>297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62000" calcext:value-type="float">
            <text:p>62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mooth Ride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62000" calcext:value-type="float">
            <text:p>62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emium Motor Vehicle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62000" calcext:value-type="float">
            <text:p>62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62000" calcext:value-type="float">
            <text:p>62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62000" calcext:value-type="float">
            <text:p>62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mooth Riders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TR7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Paraná</text:p>
          </table:table-cell>
          <table:table-cell office:value-type="float" office:value="22500" calcext:value-type="float">
            <text:p>22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TR7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1-09" calcext:value-type="date">
            <text:p>09/0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4500" calcext:value-type="float">
            <text:p>74500</text:p>
          </table:table-cell>
          <table:table-cell office:value-type="float" office:value="31125" calcext:value-type="float">
            <text:p>31125</text:p>
          </table:table-cell>
          <table:table-cell office:value-type="float" office:value="500" calcext:value-type="float">
            <text:p>5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1-10" calcext:value-type="date">
            <text:p>10/0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69250" calcext:value-type="float">
            <text:p>69250</text:p>
          </table:table-cell>
          <table:table-cell office:value-type="float" office:value="17500" calcext:value-type="float">
            <text:p>17500</text:p>
          </table:table-cell>
          <table:table-cell office:value-type="float" office:value="1250" calcext:value-type="float">
            <text:p>125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2-11" calcext:value-type="date">
            <text:p>11/02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22750" calcext:value-type="float">
            <text:p>22750</text:p>
          </table:table-cell>
          <table:table-cell office:value-type="float" office:value="22500" calcext:value-type="float">
            <text:p>22500</text:p>
          </table:table-cell>
          <table:table-cell office:value-type="float" office:value="500" calcext:value-type="float">
            <text:p>500</text:p>
          </table:table-cell>
          <table:table-cell office:value-type="float" office:value="975" calcext:value-type="float">
            <text:p>9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3-12" calcext:value-type="date">
            <text:p>12/03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7000" calcext:value-type="float">
            <text:p>37000</text:p>
          </table:table-cell>
          <table:table-cell office:value-type="float" office:value="17500" calcext:value-type="float">
            <text:p>17500</text:p>
          </table:table-cell>
          <table:table-cell office:value-type="float" office:value="1000" calcext:value-type="float">
            <text:p>10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3-13" calcext:value-type="date">
            <text:p>13/03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Espírito Santo</text:p>
          </table:table-cell>
          <table:table-cell office:value-type="float" office:value="74500" calcext:value-type="float">
            <text:p>74500</text:p>
          </table:table-cell>
          <table:table-cell office:value-type="float" office:value="31125" calcext:value-type="float">
            <text:p>31125</text:p>
          </table:table-cell>
          <table:table-cell office:value-type="float" office:value="750" calcext:value-type="float">
            <text:p>75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3-14" calcext:value-type="date">
            <text:p>14/03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45800" calcext:value-type="float">
            <text:p>45800</text:p>
          </table:table-cell>
          <table:table-cell office:value-type="float" office:value="17500" calcext:value-type="float">
            <text:p>17500</text:p>
          </table:table-cell>
          <table:table-cell office:value-type="float" office:value="1000" calcext:value-type="float">
            <text:p>1000</text:p>
          </table:table-cell>
          <table:table-cell office:value-type="float" office:value="975" calcext:value-type="float">
            <text:p>9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4-15" calcext:value-type="date">
            <text:p>15/04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22750" calcext:value-type="float">
            <text:p>2275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4-16" calcext:value-type="date">
            <text:p>16/04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45800" calcext:value-type="float">
            <text:p>45800</text:p>
          </table:table-cell>
          <table:table-cell office:value-type="float" office:value="17500" calcext:value-type="float">
            <text:p>17500</text:p>
          </table:table-cell>
          <table:table-cell office:value-type="float" office:value="1250" calcext:value-type="float">
            <text:p>125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5-17" calcext:value-type="date">
            <text:p>17/05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7000" calcext:value-type="float">
            <text:p>37000</text:p>
          </table:table-cell>
          <table:table-cell office:value-type="float" office:value="17500" calcext:value-type="float">
            <text:p>17500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5-18" calcext:value-type="date">
            <text:p>18/05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45800" calcext:value-type="float">
            <text:p>45800</text:p>
          </table:table-cell>
          <table:table-cell office:value-type="float" office:value="17500" calcext:value-type="float">
            <text:p>17500</text:p>
          </table:table-cell>
          <table:table-cell office:value-type="float" office:value="500" calcext:value-type="float">
            <text:p>5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5-19" calcext:value-type="date">
            <text:p>19/05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37690" calcext:value-type="float">
            <text:p>37690</text:p>
          </table:table-cell>
          <table:table-cell office:value-type="float" office:value="22500" calcext:value-type="float">
            <text:p>22500</text:p>
          </table:table-cell>
          <table:table-cell office:value-type="float" office:value="1000" calcext:value-type="float">
            <text:p>1000</text:p>
          </table:table-cell>
          <table:table-cell office:value-type="float" office:value="975" calcext:value-type="float">
            <text:p>9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6-20" calcext:value-type="date">
            <text:p>20/06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4500" calcext:value-type="float">
            <text:p>74500</text:p>
          </table:table-cell>
          <table:table-cell office:value-type="float" office:value="17500" calcext:value-type="float">
            <text:p>17500</text:p>
          </table:table-cell>
          <table:table-cell office:value-type="float" office:value="2500" calcext:value-type="float">
            <text:p>25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7-21" calcext:value-type="date">
            <text:p>21/07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45800" calcext:value-type="float">
            <text:p>45800</text:p>
          </table:table-cell>
          <table:table-cell office:value-type="float" office:value="17500" calcext:value-type="float">
            <text:p>17500</text:p>
          </table:table-cell>
          <table:table-cell office:value-type="float" office:value="1250" calcext:value-type="float">
            <text:p>125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7-22" calcext:value-type="date">
            <text:p>22/07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7000" calcext:value-type="float">
            <text:p>37000</text:p>
          </table:table-cell>
          <table:table-cell office:value-type="float" office:value="22500" calcext:value-type="float">
            <text:p>22500</text:p>
          </table:table-cell>
          <table:table-cell office:value-type="float" office:value="1000" calcext:value-type="float">
            <text:p>1000</text:p>
          </table:table-cell>
          <table:table-cell office:value-type="float" office:value="275" calcext:value-type="float">
            <text:p>2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09-23" calcext:value-type="date">
            <text:p>23/09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7690" calcext:value-type="float">
            <text:p>37690</text:p>
          </table:table-cell>
          <table:table-cell office:value-type="float" office:value="17500" calcext:value-type="float">
            <text:p>17500</text:p>
          </table:table-cell>
          <table:table-cell office:value-type="float" office:value="1250" calcext:value-type="float">
            <text:p>1250</text:p>
          </table:table-cell>
          <table:table-cell office:value-type="float" office:value="275" calcext:value-type="float">
            <text:p>2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0-24" calcext:value-type="date">
            <text:p>24/10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Espírito Santo</text:p>
          </table:table-cell>
          <table:table-cell office:value-type="float" office:value="69250" calcext:value-type="float">
            <text:p>69250</text:p>
          </table:table-cell>
          <table:table-cell office:value-type="float" office:value="17500" calcext:value-type="float">
            <text:p>17500</text:p>
          </table:table-cell>
          <table:table-cell office:value-type="float" office:value="500" calcext:value-type="float">
            <text:p>500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1-25" calcext:value-type="date">
            <text:p>25/1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37690" calcext:value-type="float">
            <text:p>37690</text:p>
          </table:table-cell>
          <table:table-cell office:value-type="float" office:value="31125" calcext:value-type="float">
            <text:p>31125</text:p>
          </table:table-cell>
          <table:table-cell office:value-type="float" office:value="1000" calcext:value-type="float">
            <text:p>10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1-26" calcext:value-type="date">
            <text:p>26/1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74500" calcext:value-type="float">
            <text:p>74500</text:p>
          </table:table-cell>
          <table:table-cell office:value-type="float" office:value="17500" calcext:value-type="float">
            <text:p>17500</text:p>
          </table:table-cell>
          <table:table-cell office:value-type="float" office:value="750" calcext:value-type="float">
            <text:p>75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3-11-27" calcext:value-type="date">
            <text:p>27/1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37690" calcext:value-type="float">
            <text:p>37690</text:p>
          </table:table-cell>
          <table:table-cell office:value-type="float" office:value="17500" calcext:value-type="float">
            <text:p>17500</text:p>
          </table:table-cell>
          <table:table-cell office:value-type="float" office:value="500" calcext:value-type="float">
            <text:p>5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date" office:date-value="2014-10-04" calcext:value-type="date">
            <text:p>04/10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7750" calcext:value-type="float">
            <text:p>97750</text:p>
          </table:table-cell>
          <table:table-cell office:value-type="float" office:value="55000" calcext:value-type="float">
            <text:p>55000</text:p>
          </table:table-cell>
          <table:table-cell office:value-type="float" office:value="550" calcext:value-type="float">
            <text:p>550</text:p>
          </table:table-cell>
          <table:table-cell office:value-type="float" office:value="725" calcext:value-type="float">
            <text:p>72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22750" calcext:value-type="float">
            <text:p>122750</text:p>
          </table:table-cell>
          <table:table-cell office:value-type="float" office:value="80000" calcext:value-type="float">
            <text:p>80000</text:p>
          </table:table-cell>
          <table:table-cell office:value-type="float" office:value="50" calcext:value-type="float">
            <text:p>50</text:p>
          </table:table-cell>
          <table:table-cell office:value-type="float" office:value="1475" calcext:value-type="float">
            <text:p>14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2-02" calcext:value-type="date">
            <text:p>02/02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0750" calcext:value-type="float">
            <text:p>90750</text:p>
          </table:table-cell>
          <table:table-cell office:value-type="float" office:value="80000" calcext:value-type="float">
            <text:p>80000</text:p>
          </table:table-cell>
          <table:table-cell office:value-type="float" office:value="800" calcext:value-type="float">
            <text:p>800</text:p>
          </table:table-cell>
          <table:table-cell office:value-type="float" office:value="975" calcext:value-type="float">
            <text:p>9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3-03" calcext:value-type="date">
            <text:p>03/03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1750" calcext:value-type="float">
            <text:p>91750</text:p>
          </table:table-cell>
          <table:table-cell office:value-type="float" office:value="93000" calcext:value-type="float">
            <text:p>93000</text:p>
          </table:table-cell>
          <table:table-cell office:value-type="float" office:value="50" calcext:value-type="float">
            <text:p>50</text:p>
          </table:table-cell>
          <table:table-cell office:value-type="float" office:value="975" calcext:value-type="float">
            <text:p>9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4-04" calcext:value-type="date">
            <text:p>04/04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4750" calcext:value-type="float">
            <text:p>94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475" calcext:value-type="float">
            <text:p>14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5-04" calcext:value-type="date">
            <text:p>04/05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05250" calcext:value-type="float">
            <text:p>1052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975" calcext:value-type="float">
            <text:p>9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6-04" calcext:value-type="date">
            <text:p>04/06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1000" calcext:value-type="float">
            <text:p>610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7-04" calcext:value-type="date">
            <text:p>04/07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127750" calcext:value-type="float">
            <text:p>127750</text:p>
          </table:table-cell>
          <table:table-cell office:value-type="float" office:value="28500" calcext:value-type="float">
            <text:p>28500</text:p>
          </table:table-cell>
          <table:table-cell office:value-type="float" office:value="2550" calcext:value-type="float">
            <text:p>2550</text:p>
          </table:table-cell>
          <table:table-cell office:value-type="float" office:value="975" calcext:value-type="float">
            <text:p>9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8-04" calcext:value-type="date">
            <text:p>04/08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20500" calcext:value-type="float">
            <text:p>20500</text:p>
          </table:table-cell>
          <table:table-cell office:value-type="float" office:value="50" calcext:value-type="float">
            <text:p>50</text:p>
          </table:table-cell>
          <table:table-cell office:value-type="float" office:value="975" calcext:value-type="float">
            <text:p>9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9-04" calcext:value-type="date">
            <text:p>04/09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77750" calcext:value-type="float">
            <text:p>77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975" calcext:value-type="float">
            <text:p>9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1-04" calcext:value-type="date">
            <text:p>04/1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1250" calcext:value-type="float">
            <text:p>71250</text:p>
          </table:table-cell>
          <table:table-cell office:value-type="float" office:value="104000" calcext:value-type="float">
            <text:p>104000</text:p>
          </table:table-cell>
          <table:table-cell office:value-type="float" office:value="50" calcext:value-type="float">
            <text:p>50</text:p>
          </table:table-cell>
          <table:table-cell office:value-type="float" office:value="1475" calcext:value-type="float">
            <text:p>1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1-04" calcext:value-type="date">
            <text:p>04/1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97750" calcext:value-type="float">
            <text:p>97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475" calcext:value-type="float">
            <text:p>1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2-04" calcext:value-type="date">
            <text:p>04/12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57750" calcext:value-type="float">
            <text:p>157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50" calcext:value-type="float">
            <text:p>5050</text:p>
          </table:table-cell>
          <table:table-cell office:value-type="float" office:value="1475" calcext:value-type="float">
            <text:p>1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2-04" calcext:value-type="date">
            <text:p>04/12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97750" calcext:value-type="float">
            <text:p>9775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" calcext:value-type="float">
            <text:p>50</text:p>
          </table:table-cell>
          <table:table-cell office:value-type="float" office:value="1475" calcext:value-type="float">
            <text:p>147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181250" calcext:value-type="float">
            <text:p>1812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Zagato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965" calcext:value-type="float">
            <text:p>96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Wraith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00" calcext:value-type="float">
            <text:p>1000</text:p>
          </table:table-cell>
          <table:table-cell office:value-type="float" office:value="1725" calcext:value-type="float">
            <text:p>172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Prata Shadow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800" calcext:value-type="float">
            <text:p>1800</text:p>
          </table:table-cell>
          <table:table-cell office:value-type="float" office:value="475" calcext:value-type="float">
            <text:p>475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Prata Seraph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05250" calcext:value-type="float">
            <text:p>105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975" calcext:value-type="float">
            <text:p>9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Prata Shadow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800" calcext:value-type="float">
            <text:p>800</text:p>
          </table:table-cell>
          <table:table-cell office:value-type="float" office:value="1725" calcext:value-type="float">
            <text:p>17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Prata Seraph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.01" calcext:value-type="float">
            <text:p>50,01</text:p>
          </table:table-cell>
          <table:table-cell office:value-type="float" office:value="475" calcext:value-type="float">
            <text:p>47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05250" calcext:value-type="float">
            <text:p>105250</text:p>
          </table:table-cell>
          <table:table-cell office:value-type="float" office:value="80890" calcext:value-type="float">
            <text:p>80890</text:p>
          </table:table-cell>
          <table:table-cell office:value-type="float" office:value="800" calcext:value-type="float">
            <text:p>800</text:p>
          </table:table-cell>
          <table:table-cell office:value-type="float" office:value="425" calcext:value-type="float">
            <text:p>425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50" calcext:value-type="float">
            <text:p>1050</text:p>
          </table:table-cell>
          <table:table-cell office:value-type="float" office:value="425" calcext:value-type="float">
            <text:p>42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27250" calcext:value-type="float">
            <text:p>127250</text:p>
          </table:table-cell>
          <table:table-cell office:value-type="float" office:value="67000" calcext:value-type="float">
            <text:p>67000</text:p>
          </table:table-cell>
          <table:table-cell office:value-type="float" office:value="1300" calcext:value-type="float">
            <text:p>1300</text:p>
          </table:table-cell>
          <table:table-cell office:value-type="float" office:value="425" calcext:value-type="float">
            <text:p>425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47750" calcext:value-type="float">
            <text:p>47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75" calcext:value-type="float">
            <text:p>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Minas Gerais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1725" calcext:value-type="float">
            <text:p>17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55000" calcext:value-type="float">
            <text:p>55000</text:p>
          </table:table-cell>
          <table:table-cell office:value-type="float" office:value="800" calcext:value-type="float">
            <text:p>800</text:p>
          </table:table-cell>
          <table:table-cell office:value-type="float" office:value="1725" calcext:value-type="float">
            <text:p>17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1725" calcext:value-type="float">
            <text:p>17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Minas Gerais</text:p>
          </table:table-cell>
          <table:table-cell office:value-type="float" office:value="42250" calcext:value-type="float">
            <text:p>42250</text:p>
          </table:table-cell>
          <table:table-cell office:value-type="float" office:value="17500" calcext:value-type="float">
            <text:p>175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Arnag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Espírito Sant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44000" calcext:value-type="float">
            <text:p>4400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1300" calcext:value-type="float">
            <text:p>130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50" calcext:value-type="float">
            <text:p>105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50" calcext:value-type="float">
            <text:p>105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1050" calcext:value-type="float">
            <text:p>105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Paraná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Bahia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Karz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Paraná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Bahia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z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Espírito Sant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Cerbera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22750" calcext:value-type="float">
            <text:p>12275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São Paul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Minas Gerais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São Paul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erbera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mooth Rider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emium Motor Vehicl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mooth Rider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TR7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Paraná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TR7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09" calcext:value-type="date">
            <text:p>09/01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Minas Gerais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550" calcext:value-type="float">
            <text:p>550</text:p>
          </table:table-cell>
          <table:table-cell office:value-type="float" office:value="950" calcext:value-type="float">
            <text:p>9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10" calcext:value-type="date">
            <text:p>10/0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7250" calcext:value-type="float">
            <text:p>77250</text:p>
          </table:table-cell>
          <table:table-cell office:value-type="float" office:value="36125" calcext:value-type="float">
            <text:p>36125</text:p>
          </table:table-cell>
          <table:table-cell office:value-type="float" office:value="1300" calcext:value-type="float">
            <text:p>130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11" calcext:value-type="date">
            <text:p>11/0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2000" calcext:value-type="float">
            <text:p>7200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12" calcext:value-type="date">
            <text:p>12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25500" calcext:value-type="float">
            <text:p>25500</text:p>
          </table:table-cell>
          <table:table-cell office:value-type="float" office:value="27500" calcext:value-type="float">
            <text:p>2750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13" calcext:value-type="date">
            <text:p>13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9750" calcext:value-type="float">
            <text:p>39750</text:p>
          </table:table-cell>
          <table:table-cell office:value-type="float" office:value="22500" calcext:value-type="float">
            <text:p>22500</text:p>
          </table:table-cell>
          <table:table-cell office:value-type="float" office:value="800" calcext:value-type="float">
            <text:p>80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14" calcext:value-type="date">
            <text:p>14/03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77250" calcext:value-type="float">
            <text:p>77250</text:p>
          </table:table-cell>
          <table:table-cell office:value-type="float" office:value="36125" calcext:value-type="float">
            <text:p>36125</text:p>
          </table:table-cell>
          <table:table-cell office:value-type="float" office:value="1050" calcext:value-type="float">
            <text:p>105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2550" calcext:value-type="float">
            <text:p>2550</text:p>
          </table:table-cell>
          <table:table-cell office:value-type="float" office:value="325" calcext:value-type="float">
            <text:p>32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25500" calcext:value-type="float">
            <text:p>25500</text:p>
          </table:table-cell>
          <table:table-cell office:value-type="float" office:value="27500" calcext:value-type="float">
            <text:p>27500</text:p>
          </table:table-cell>
          <table:table-cell office:value-type="float" office:value="1300" calcext:value-type="float">
            <text:p>1300</text:p>
          </table:table-cell>
          <table:table-cell office:value-type="float" office:value="325" calcext:value-type="float">
            <text:p>3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325" calcext:value-type="float">
            <text:p>3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18" calcext:value-type="date">
            <text:p>18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9750" calcext:value-type="float">
            <text:p>3975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19" calcext:value-type="date">
            <text:p>19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20" calcext:value-type="date">
            <text:p>20/06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40440" calcext:value-type="float">
            <text:p>40440</text:p>
          </table:table-cell>
          <table:table-cell office:value-type="float" office:value="27500" calcext:value-type="float">
            <text:p>27500</text:p>
          </table:table-cell>
          <table:table-cell office:value-type="float" office:value="2550" calcext:value-type="float">
            <text:p>25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7250" calcext:value-type="float">
            <text:p>77250</text:p>
          </table:table-cell>
          <table:table-cell office:value-type="float" office:value="22500" calcext:value-type="float">
            <text:p>22500</text:p>
          </table:table-cell>
          <table:table-cell office:value-type="float" office:value="1300" calcext:value-type="float">
            <text:p>130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22" calcext:value-type="date">
            <text:p>22/07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Espírito Sant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9750" calcext:value-type="float">
            <text:p>39750</text:p>
          </table:table-cell>
          <table:table-cell office:value-type="float" office:value="27500" calcext:value-type="float">
            <text:p>27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24" calcext:value-type="date">
            <text:p>24/10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40440" calcext:value-type="float">
            <text:p>4044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25" calcext:value-type="date">
            <text:p>25/1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72000" calcext:value-type="float">
            <text:p>7200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26" calcext:value-type="date">
            <text:p>26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40440" calcext:value-type="float">
            <text:p>40440</text:p>
          </table:table-cell>
          <table:table-cell office:value-type="float" office:value="36125" calcext:value-type="float">
            <text:p>36125</text:p>
          </table:table-cell>
          <table:table-cell office:value-type="float" office:value="800" calcext:value-type="float">
            <text:p>80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27" calcext:value-type="date">
            <text:p>27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7250" calcext:value-type="float">
            <text:p>7725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4-10-04" calcext:value-type="date">
            <text:p>04/10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0440" calcext:value-type="float">
            <text:p>4044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0-04" calcext:value-type="date">
            <text:p>04/10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97750" calcext:value-type="float">
            <text:p>97750</text:p>
          </table:table-cell>
          <table:table-cell office:value-type="float" office:value="55000" calcext:value-type="float">
            <text:p>55000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22750" calcext:value-type="float">
            <text:p>122750</text:p>
          </table:table-cell>
          <table:table-cell office:value-type="float" office:value="80000" calcext:value-type="float">
            <text:p>80000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2-02" calcext:value-type="date">
            <text:p>02/02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90750" calcext:value-type="float">
            <text:p>90750</text:p>
          </table:table-cell>
          <table:table-cell office:value-type="float" office:value="80000" calcext:value-type="float">
            <text:p>800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3-03" calcext:value-type="date">
            <text:p>03/03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91750" calcext:value-type="float">
            <text:p>91750</text:p>
          </table:table-cell>
          <table:table-cell office:value-type="float" office:value="93000" calcext:value-type="float">
            <text:p>93000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4-04" calcext:value-type="date">
            <text:p>04/04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94750" calcext:value-type="float">
            <text:p>94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5-04" calcext:value-type="date">
            <text:p>04/05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05250" calcext:value-type="float">
            <text:p>1052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6-04" calcext:value-type="date">
            <text:p>04/06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1000" calcext:value-type="float">
            <text:p>61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7-04" calcext:value-type="date">
            <text:p>04/07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27750" calcext:value-type="float">
            <text:p>127750</text:p>
          </table:table-cell>
          <table:table-cell office:value-type="float" office:value="28500" calcext:value-type="float">
            <text:p>28500</text:p>
          </table:table-cell>
          <table:table-cell office:value-type="float" office:value="2550" calcext:value-type="float">
            <text:p>2550</text:p>
          </table:table-cell>
          <table:table-cell office:value-type="float" office:value="900" calcext:value-type="float">
            <text:p>9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8-04" calcext:value-type="date">
            <text:p>04/08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20500" calcext:value-type="float">
            <text:p>20500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9-04" calcext:value-type="date">
            <text:p>04/09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7750" calcext:value-type="float">
            <text:p>77750</text:p>
          </table:table-cell>
          <table:table-cell office:value-type="float" office:value="80890" calcext:value-type="float">
            <text:p>80890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1-04" calcext:value-type="date">
            <text:p>04/1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1250" calcext:value-type="float">
            <text:p>71250</text:p>
          </table:table-cell>
          <table:table-cell office:value-type="float" office:value="104000" calcext:value-type="float">
            <text:p>104000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1-04" calcext:value-type="date">
            <text:p>04/1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97750" calcext:value-type="float">
            <text:p>97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2-04" calcext:value-type="date">
            <text:p>04/12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57750" calcext:value-type="float">
            <text:p>157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50" calcext:value-type="float">
            <text:p>5050</text:p>
          </table:table-cell>
          <table:table-cell office:value-type="float" office:value="1400" calcext:value-type="float">
            <text:p>1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2-04" calcext:value-type="date">
            <text:p>04/12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97750" calcext:value-type="float">
            <text:p>9775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890" calcext:value-type="float">
            <text:p>89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00" calcext:value-type="float">
            <text:p>1000</text:p>
          </table:table-cell>
          <table:table-cell office:value-type="float" office:value="1650" calcext:value-type="float">
            <text:p>16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05250" calcext:value-type="float">
            <text:p>105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800" calcext:value-type="float">
            <text:p>800</text:p>
          </table:table-cell>
          <table:table-cell office:value-type="float" office:value="1650" calcext:value-type="float">
            <text:p>16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05250" calcext:value-type="float">
            <text:p>105250</text:p>
          </table:table-cell>
          <table:table-cell office:value-type="float" office:value="80890" calcext:value-type="float">
            <text:p>80890</text:p>
          </table:table-cell>
          <table:table-cell office:value-type="float" office:value="800" calcext:value-type="float">
            <text:p>800</text:p>
          </table:table-cell>
          <table:table-cell office:value-type="float" office:value="350" calcext:value-type="float">
            <text:p>35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27250" calcext:value-type="float">
            <text:p>127250</text:p>
          </table:table-cell>
          <table:table-cell office:value-type="float" office:value="67000" calcext:value-type="float">
            <text:p>670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7750" calcext:value-type="float">
            <text:p>47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1650" calcext:value-type="float">
            <text:p>16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55000" calcext:value-type="float">
            <text:p>55000</text:p>
          </table:table-cell>
          <table:table-cell office:value-type="float" office:value="650" calcext:value-type="float">
            <text:p>650</text:p>
          </table:table-cell>
          <table:table-cell office:value-type="float" office:value="1650" calcext:value-type="float">
            <text:p>16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1650" calcext:value-type="float">
            <text:p>16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42500" calcext:value-type="float">
            <text:p>42500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17500" calcext:value-type="float">
            <text:p>175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675" calcext:value-type="float">
            <text:p>6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400" calcext:value-type="float">
            <text:p>400</text:p>
          </table:table-cell>
          <table:table-cell office:value-type="float" office:value="675" calcext:value-type="float">
            <text:p>6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lassy Car Sal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lassy Car Sal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22750" calcext:value-type="float">
            <text:p>122750</text:p>
          </table:table-cell>
          <table:table-cell office:value-type="float" office:value="42500" calcext:value-type="float">
            <text:p>425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30700" calcext:value-type="float">
            <text:p>307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150" calcext:value-type="float">
            <text:p>15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13500" calcext:value-type="float">
            <text:p>13500</text:p>
          </table:table-cell>
          <table:table-cell office:value-type="float" office:value="150" calcext:value-type="float">
            <text:p>1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150" calcext:value-type="float">
            <text:p>1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9500" calcext:value-type="float">
            <text:p>9500</text:p>
          </table:table-cell>
          <table:table-cell office:value-type="float" office:value="150" calcext:value-type="float">
            <text:p>1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lassy Car Sale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09" calcext:value-type="date">
            <text:p>09/01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550" calcext:value-type="float">
            <text:p>550</text:p>
          </table:table-cell>
          <table:table-cell office:value-type="float" office:value="875" calcext:value-type="float">
            <text:p>87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1-10" calcext:value-type="date">
            <text:p>10/0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7250" calcext:value-type="float">
            <text:p>77250</text:p>
          </table:table-cell>
          <table:table-cell office:value-type="float" office:value="36125" calcext:value-type="float">
            <text:p>36125</text:p>
          </table:table-cell>
          <table:table-cell office:value-type="float" office:value="1300" calcext:value-type="float">
            <text:p>130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2-11" calcext:value-type="date">
            <text:p>11/0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2000" calcext:value-type="float">
            <text:p>7200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12" calcext:value-type="date">
            <text:p>12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25500" calcext:value-type="float">
            <text:p>25500</text:p>
          </table:table-cell>
          <table:table-cell office:value-type="float" office:value="27500" calcext:value-type="float">
            <text:p>27500</text:p>
          </table:table-cell>
          <table:table-cell office:value-type="float" office:value="1050" calcext:value-type="float">
            <text:p>1050</text:p>
          </table:table-cell>
          <table:table-cell office:value-type="float" office:value="875" calcext:value-type="float">
            <text:p>8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lassy Car Sale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13" calcext:value-type="date">
            <text:p>13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39750" calcext:value-type="float">
            <text:p>39750</text:p>
          </table:table-cell>
          <table:table-cell office:value-type="float" office:value="22500" calcext:value-type="float">
            <text:p>22500</text:p>
          </table:table-cell>
          <table:table-cell office:value-type="float" office:value="800" calcext:value-type="float">
            <text:p>80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3-14" calcext:value-type="date">
            <text:p>14/03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77250" calcext:value-type="float">
            <text:p>77250</text:p>
          </table:table-cell>
          <table:table-cell office:value-type="float" office:value="36125" calcext:value-type="float">
            <text:p>36125</text:p>
          </table:table-cell>
          <table:table-cell office:value-type="float" office:value="1050" calcext:value-type="float">
            <text:p>105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2550" calcext:value-type="float">
            <text:p>2550</text:p>
          </table:table-cell>
          <table:table-cell office:value-type="float" office:value="250" calcext:value-type="float">
            <text:p>25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25500" calcext:value-type="float">
            <text:p>25500</text:p>
          </table:table-cell>
          <table:table-cell office:value-type="float" office:value="27500" calcext:value-type="float">
            <text:p>27500</text:p>
          </table:table-cell>
          <table:table-cell office:value-type="float" office:value="1300" calcext:value-type="float">
            <text:p>1300</text:p>
          </table:table-cell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18" calcext:value-type="date">
            <text:p>18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39750" calcext:value-type="float">
            <text:p>3975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5-19" calcext:value-type="date">
            <text:p>19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-75" calcext:value-type="float">
            <text:p>-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6-20" calcext:value-type="date">
            <text:p>20/06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0440" calcext:value-type="float">
            <text:p>40440</text:p>
          </table:table-cell>
          <table:table-cell office:value-type="float" office:value="27500" calcext:value-type="float">
            <text:p>27500</text:p>
          </table:table-cell>
          <table:table-cell office:value-type="float" office:value="2550" calcext:value-type="float">
            <text:p>2550</text:p>
          </table:table-cell>
          <table:table-cell office:value-type="float" office:value="875" calcext:value-type="float">
            <text:p>8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7250" calcext:value-type="float">
            <text:p>77250</text:p>
          </table:table-cell>
          <table:table-cell office:value-type="float" office:value="22500" calcext:value-type="float">
            <text:p>22500</text:p>
          </table:table-cell>
          <table:table-cell office:value-type="float" office:value="1300" calcext:value-type="float">
            <text:p>130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7-22" calcext:value-type="date">
            <text:p>22/07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175" calcext:value-type="float">
            <text:p>1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39750" calcext:value-type="float">
            <text:p>39750</text:p>
          </table:table-cell>
          <table:table-cell office:value-type="float" office:value="27500" calcext:value-type="float">
            <text:p>27500</text:p>
          </table:table-cell>
          <table:table-cell office:value-type="float" office:value="1300" calcext:value-type="float">
            <text:p>1300</text:p>
          </table:table-cell>
          <table:table-cell office:value-type="float" office:value="-75" calcext:value-type="float">
            <text:p>-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0-24" calcext:value-type="date">
            <text:p>24/10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0440" calcext:value-type="float">
            <text:p>4044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175" calcext:value-type="float">
            <text:p>1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25" calcext:value-type="date">
            <text:p>25/1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72000" calcext:value-type="float">
            <text:p>7200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-75" calcext:value-type="float">
            <text:p>-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lassy Car Sale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26" calcext:value-type="date">
            <text:p>26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0440" calcext:value-type="float">
            <text:p>40440</text:p>
          </table:table-cell>
          <table:table-cell office:value-type="float" office:value="36125" calcext:value-type="float">
            <text:p>36125</text:p>
          </table:table-cell>
          <table:table-cell office:value-type="float" office:value="800" calcext:value-type="float">
            <text:p>80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>
          <table:table-cell office:value-type="date" office:date-value="2015-11-27" calcext:value-type="date">
            <text:p>27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7250" calcext:value-type="float">
            <text:p>7725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  <table:table-cell table:number-columns-repeated="1012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VendaCarros.$A$1" table:cell-range-address="$VendaCarros.$K$1:.$K$458"/>
        </table:named-expressions>
      </table:table>
      <table:named-expressions/>
      <table:database-ranges>
        <table:database-range table:name="__Anonymous_Sheet_DB__0" table:target-range-address="VendaCarros.K1:VendaCarros.K4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1">
      <number:text-content/>
      <style:map style:condition="value()&lt;=1.79769313486232E+308" style:apply-style-name="N111P0"/>
    </number:text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VendaCarros" style:display-name="PageStyle_VendaCarr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9:05:59</meta:creation-date>
    <meta:initial-creator>Adam</meta:initial-creator>
    <dc:language>pt-BR</dc:language>
    <dc:creator>Microsoft Office User</dc:creator>
    <dc:date>2017-06-12T23:21:47</dc:date>
    <meta:editing-cycles>0</meta:editing-cycles>
    <meta:editing-duration>P0D</meta:editing-duration>
    <meta:generator>XLSX_Editor/6.2.8.2$Windows_x86 LibreOffice_project/</meta:generator>
    <meta:document-statistic meta:table-count="1" meta:cell-count="5496" meta:object-count="0"/>
    <meta:user-defined meta:name="AppVersion">15.0300</meta:user-defined>
    <meta:user-defined meta:name="Company">Calid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